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" svg:font-family="MathJax_Math" style:font-adornments="Regular"/>
    <style:font-face style:name="MathJax_Size3" svg:font-family="MathJax_Size3" style:font-adornments="Regular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draw:marker-start-width="0.321cm" draw:marker-end-width="0.321cm" draw:fill-color="#83caff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-color="#ffff66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-color="#ff9999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standard">
      <style:graphic-properties svg:stroke-width="0.035cm" svg:stroke-color="#80808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17" style:family="graphic">
      <style:graphic-properties svg:stroke-width="0.035cm" svg:stroke-color="#80808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064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subtitle" style:list-style-name="L3">
      <style:graphic-properties draw:fill-color="#ffffff" draw:textarea-vertical-align="middle" fo:min-height="13.882cm"/>
    </style:style>
    <style:style style:name="pr9" style:family="presentation" style:parent-style-name="Default-title">
      <style:graphic-properties fo:min-height="2.032cm"/>
    </style:style>
    <style:style style:name="pr10" style:family="presentation" style:parent-style-name="Default-subtitle" style:list-style-name="L3">
      <style:graphic-properties draw:fill-color="#ffffff" draw:textarea-vertical-align="middle" fo:min-height="13.882cm"/>
    </style:style>
    <style:style style:name="pr11" style:family="presentation" style:parent-style-name="Default-subtitle" style:list-style-name="L3">
      <style:graphic-properties draw:fill-color="#ffffff" draw:textarea-vertical-align="middle" fo:min-height="13.882cm"/>
    </style:style>
    <style:style style:name="co1" style:family="table-column">
      <style:table-column-properties style:column-width="8.124cm" style:use-optimal-column-width="false"/>
    </style:style>
    <style:style style:name="co2" style:family="table-column">
      <style:table-column-properties style:column-width="8.135cm" style:use-optimal-column-width="false"/>
    </style:style>
    <style:style style:name="ro1" style:family="table-row">
      <style:table-row-properties style:row-height="2.88cm"/>
    </style:style>
    <style:style style:name="ro2" style:family="table-row">
      <style:table-row-properties style:row-height="2.946cm"/>
    </style:style>
    <style:style style:name="ro3" style:family="table-row">
      <style:table-row-properties style:row-height="2.951cm"/>
    </style:style>
    <style:style style:name="ce1" style:family="table-cell">
      <style:graphic-properties style:repeat="repeat"/>
      <style:paragraph-properties fo:text-align="center"/>
      <style:text-properties fo:font-size="44pt" style:font-size-asian="44pt" style:font-size-complex="44pt"/>
    </style:style>
    <style:style style:name="P1" style:family="paragraph">
      <style:text-properties fo:font-size="72pt" fo:text-shadow="1pt 1pt" style:font-size-asian="72pt" style:font-size-complex="72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style:font-name="LM Mono 121"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margin-top="0cm" fo:margin-bottom="0.508cm"/>
    </style:style>
    <style:style style:name="P16" style:family="paragraph">
      <style:paragraph-properties fo:margin-top="0cm" fo:margin-bottom="0.508cm"/>
      <style:text-properties fo:color="#000000" style:font-name="LM Mono 121" fo:font-size="44pt" style:font-size-asian="44pt" style:font-size-complex="44pt"/>
    </style:style>
    <style:style style:name="P17" style:family="paragraph">
      <style:text-properties style:font-name="LM Mono 121" fo:font-size="72pt" style:font-size-asian="72pt" style:font-size-complex="72pt"/>
    </style:style>
    <style:style style:name="P18" style:family="paragraph">
      <style:paragraph-properties fo:margin-top="0cm" fo:margin-bottom="0.508cm"/>
      <style:text-properties fo:font-size="24pt" style:font-size-asian="24pt" style:font-size-complex="24pt"/>
    </style:style>
    <style:style style:name="P19" style:family="paragraph">
      <style:paragraph-properties fo:margin-top="0cm" fo:margin-bottom="0.508cm"/>
      <style:text-properties fo:color="#000000" style:font-name="LM Mono 121" fo:font-size="24pt" style:font-size-asian="24pt" style:font-size-complex="24pt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style:text-properties style:font-name="LM Mono 121" fo:font-size="66pt" style:font-size-asian="66pt" style:font-size-complex="66pt"/>
    </style:style>
    <style:style style:name="P22" style:family="paragraph">
      <style:paragraph-properties fo:margin-top="0cm" fo:margin-bottom="0.864cm"/>
      <style:text-properties fo:font-size="40pt" style:font-size-asian="40pt" style:font-size-complex="40pt"/>
    </style:style>
    <style:style style:name="P23" style:family="paragraph">
      <style:paragraph-properties fo:margin-top="0cm" fo:margin-bottom="0.864cm"/>
      <style:text-properties fo:color="#000000" style:font-name="LM Mono 121" fo:font-size="40pt" style:font-size-asian="40pt" style:font-size-complex="40pt"/>
    </style:style>
    <style:style style:name="P24" style:family="paragraph">
      <style:paragraph-properties fo:margin-top="0cm" fo:margin-bottom="0.762cm" fo:text-align="start"/>
      <style:text-properties fo:font-size="36pt" style:font-size-asian="36pt" style:font-size-complex="36pt"/>
    </style:style>
    <style:style style:name="P25" style:family="paragraph">
      <style:text-properties style:font-name="LM Mono 121" fo:font-size="28pt" style:font-size-asian="28pt" style:font-size-complex="28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top="0cm" fo:margin-bottom="0.864cm"/>
    </style:style>
    <style:style style:name="P28" style:family="paragraph">
      <style:paragraph-properties fo:margin-top="0cm" fo:margin-bottom="0.864cm"/>
      <style:text-properties fo:color="#000000" style:font-name="LM Mono 121" fo:font-size="44pt" style:font-size-asian="44pt" style:font-size-complex="44pt"/>
    </style:style>
    <style:style style:name="P29" style:family="paragraph">
      <style:paragraph-properties fo:text-align="center"/>
      <style:text-properties fo:font-size="32pt" style:font-size-asian="32pt" style:font-size-complex="32pt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margin-top="0cm" fo:margin-bottom="0.864cm"/>
      <style:text-properties fo:font-size="26pt" style:font-size-asian="26pt" style:font-size-complex="26pt"/>
    </style:style>
    <style:style style:name="P32" style:family="paragraph">
      <style:paragraph-properties fo:margin-top="0cm" fo:margin-bottom="0.864cm"/>
      <style:text-properties fo:color="#000000" style:font-name="LM Mono 121" fo:font-size="26pt" style:font-size-asian="26pt" style:font-size-complex="26pt"/>
    </style:style>
    <style:style style:name="P33" style:family="paragraph">
      <style:paragraph-properties fo:text-align="center"/>
      <style:text-properties fo:font-size="26pt"/>
    </style:style>
    <style:style style:name="P34" style:family="paragraph">
      <style:paragraph-properties fo:margin-top="0cm" fo:margin-bottom="0.864cm"/>
      <style:text-properties fo:font-size="44pt" style:font-size-asian="44pt" style:font-size-complex="44pt"/>
    </style:style>
    <style:style style:name="P35" style:family="paragraph">
      <style:paragraph-properties fo:line-height="140%" fo:text-align="start"/>
      <style:text-properties fo:font-size="44pt"/>
    </style:style>
    <style:style style:name="P36" style:family="paragraph">
      <style:paragraph-properties fo:text-align="center"/>
      <style:text-properties fo:font-size="44pt" style:font-size-asian="44pt" style:font-size-complex="44pt"/>
    </style:style>
    <style:style style:name="P37" style:family="paragraph">
      <style:paragraph-properties fo:text-align="end"/>
      <style:text-properties fo:font-size="32pt" style:font-size-asian="32pt" style:font-size-complex="32pt"/>
    </style:style>
    <style:style style:name="P38" style:family="paragraph">
      <style:paragraph-properties fo:margin-top="0cm" fo:margin-bottom="1.422cm"/>
      <style:text-properties fo:font-size="36pt" style:font-size-asian="36pt" style:font-size-complex="36pt"/>
    </style:style>
    <style:style style:name="P39" style:family="paragraph">
      <style:paragraph-properties fo:margin-top="0cm" fo:margin-bottom="1.422cm"/>
      <style:text-properties style:font-name="LM Mono 121" fo:font-size="36pt" style:font-size-asian="36pt" style:font-size-complex="36pt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font-size="26pt" style:font-size-asian="26pt" style:font-size-complex="26pt"/>
    </style:style>
    <style:style style:name="P42" style:family="paragraph">
      <style:paragraph-properties fo:text-align="start"/>
      <style:text-properties fo:font-size="26pt"/>
    </style:style>
    <style:style style:name="P43" style:family="paragraph">
      <style:paragraph-properties fo:margin-top="0cm" fo:margin-bottom="0.914cm"/>
      <style:text-properties fo:font-size="36pt" style:font-size-asian="36pt" style:font-size-complex="36pt"/>
    </style:style>
    <style:style style:name="P44" style:family="paragraph">
      <style:paragraph-properties fo:margin-top="0cm" fo:margin-bottom="0.914cm"/>
      <style:text-properties style:font-name="LM Mono 121" fo:font-size="36pt" style:font-size-asian="36pt" style:font-size-complex="36pt"/>
    </style:style>
    <style:style style:name="P45" style:family="paragraph">
      <style:text-properties fo:font-size="40pt" style:font-size-asian="40pt" style:font-size-complex="40pt"/>
    </style:style>
    <style:style style:name="P46" style:family="paragraph">
      <style:text-properties fo:font-size="66pt" style:font-size-asian="66pt" style:font-size-complex="66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style:font-name="LM Mono 121" fo:font-size="44pt" style:font-size-asian="44pt" style:font-size-complex="44pt"/>
    </style:style>
    <style:style style:name="T9" style:family="text">
      <style:text-properties fo:color="#000000" style:font-name="LM Mono 121" fo:font-size="44pt" style:font-size-asian="44pt" style:font-size-complex="4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style:font-name="LM Mono 121" fo:font-size="44pt" style:font-size-asian="44pt" style:font-size-complex="44pt"/>
    </style:style>
    <style:style style:name="T13" style:family="text">
      <style:text-properties fo:color="#0000ff" style:font-name="LM Mono 121" fo:font-size="44pt" style:font-size-asian="44pt" style:font-size-complex="44pt"/>
    </style:style>
    <style:style style:name="T14" style:family="text">
      <style:text-properties style:font-name="LM Mono 121" fo:font-size="72pt" style:font-size-asian="72pt" style:font-size-complex="72pt"/>
    </style:style>
    <style:style style:name="T15" style:family="text">
      <style:text-properties fo:color="#000000" style:font-name="LM Mono 121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0000" style:font-name="LM Mono 121" fo:font-size="24pt" style:font-size-asian="24pt" style:font-size-complex="24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font-name="LM Mono 121" fo:font-size="66pt" style:font-size-asian="66pt" style:font-size-complex="66pt"/>
    </style:style>
    <style:style style:name="T19" style:family="text">
      <style:text-properties style:font-name="LM Mono 121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MathJax_Math" fo:font-size="40pt" style:font-name-asian="MathJax_Math" style:font-size-asian="40pt" style:font-name-complex="MathJax_Math" style:font-size-complex="40pt"/>
    </style:style>
    <style:style style:name="T22" style:family="text">
      <style:text-properties fo:font-size="44pt" fo:font-weight="normal" style:font-size-asian="44pt" style:font-weight-asian="normal" style:font-size-complex="44pt" style:font-weight-complex="normal"/>
    </style:style>
    <style:style style:name="T23" style:family="text">
      <style:text-properties style:font-name="LM Mono 121" fo:font-size="28pt" style:font-size-asian="28pt" style:font-size-complex="28pt"/>
    </style:style>
    <style:style style:name="T24" style:family="text">
      <style:text-properties fo:color="#0000ff" style:font-name="LM Mono 121" fo:font-size="28pt" style:font-size-asian="28pt" style:font-size-complex="28pt"/>
    </style:style>
    <style:style style:name="T25" style:family="text">
      <style:text-properties fo:color="#000000" style:font-name="LM Mono 12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style:font-name="LM Mono 121" fo:font-size="28pt" style:font-size-asian="28pt" style:font-size-complex="2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0000" style:font-name="LM Mono 121" fo:font-size="40pt" style:font-size-asian="40pt" style:font-size-complex="40pt"/>
    </style:style>
    <style:style style:name="T31" style:family="text">
      <style:text-properties fo:color="#666666" style:font-name="LM Mono 121" fo:font-size="40pt" style:font-size-asian="40pt" style:font-size-complex="40pt"/>
    </style:style>
    <style:style style:name="T32" style:family="text">
      <style:text-properties fo:color="#000000" style:font-name="LM Mono 121" fo:font-size="26pt" style:font-size-asian="26pt" style:font-size-complex="26pt"/>
    </style:style>
    <style:style style:name="T33" style:family="text">
      <style:text-properties fo:color="#ff0000" style:font-name="LM Mono 121" fo:font-size="26pt" style:font-size-asian="26pt" style:font-size-complex="26pt"/>
    </style:style>
    <style:style style:name="T34" style:family="text">
      <style:text-properties fo:color="#000000" style:font-name="LM Mono 12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style:font-name="MathJax_Math" fo:font-size="44pt" style:font-name-asian="MathJax_Math" style:font-size-asian="44pt" style:font-name-complex="MathJax_Math" style:font-size-complex="44pt"/>
    </style:style>
    <style:style style:name="T36" style:family="text">
      <style:text-properties style:font-name="LM Mono 121" fo:font-size="44pt" style:font-name-asian="MathJax_Math" style:font-size-asian="44pt" style:font-name-complex="MathJax_Math" style:font-size-complex="44pt"/>
    </style:style>
    <style:style style:name="T37" style:family="text">
      <style:text-properties fo:color="#000000" style:font-name="MathJax_Math" fo:font-size="44pt" style:font-name-asian="MathJax_Math" style:font-size-asian="44pt" style:font-name-complex="MathJax_Math" style:font-size-complex="44pt"/>
    </style:style>
    <style:style style:name="T38" style:family="text">
      <style:text-properties fo:color="#000000" style:font-name="LM Mono 121" fo:font-size="44pt" style:font-name-asian="MathJax_Math" style:font-size-asian="44pt" style:font-name-complex="MathJax_Math" style:font-size-complex="44pt"/>
    </style:style>
    <style:style style:name="T39" style:family="text">
      <style:text-properties fo:color="#0000ff" style:font-name="MathJax_Math" fo:font-size="44pt" style:font-name-asian="MathJax_Math" style:font-size-asian="44pt" style:font-name-complex="MathJax_Math" style:font-size-complex="44pt"/>
    </style:style>
    <style:style style:name="T40" style:family="text">
      <style:text-properties fo:color="#0000ff" style:font-name="LM Mono 121" fo:font-size="44pt" style:font-name-asian="MathJax_Math" style:font-size-asian="44pt" style:font-name-complex="MathJax_Math" style:font-size-complex="44pt"/>
    </style:style>
    <style:style style:name="T41" style:family="text">
      <style:text-properties fo:color="#ff0000" style:font-name="MathJax_Math" fo:font-size="44pt" style:font-name-asian="MathJax_Math" style:font-size-asian="44pt" style:font-name-complex="MathJax_Math" style:font-size-complex="44pt"/>
    </style:style>
    <style:style style:name="T42" style:family="text">
      <style:text-properties style:font-name="LM Mono 121" fo:font-size="36pt" style:font-size-asian="36pt" style:font-size-complex="36pt"/>
    </style:style>
    <style:style style:name="T43" style:family="text">
      <style:text-properties fo:color="#ff0000" style:font-name="LM Mono 121" fo:font-size="36pt" style:font-size-asian="36pt" style:font-size-complex="36pt"/>
    </style:style>
    <style:style style:name="T44" style:family="text">
      <style:text-properties fo:color="#ff0000" style:font-name="LM Mono 121" fo:font-size="28pt" style:font-size-asian="28pt" style:font-size-complex="28pt"/>
    </style:style>
    <style:style style:name="T45" style:family="text">
      <style:text-properties fo:color="#0000ff" style:font-name="LM Mono 121" fo:font-size="36pt" style:font-size-asian="36pt" style:font-size-complex="36pt"/>
    </style:style>
    <style:style style:name="T46" style:family="text">
      <style:text-properties fo:color="#000000" style:font-name="LM Mono 121" fo:font-size="36pt" style:font-size-asian="36pt" style:font-size-complex="36pt"/>
    </style:style>
    <style:style style:name="T4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Rvalue ссылки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3.095cm" svg:x="1.524cm" svg:y="9.398cm">
          <draw:text-box>
            <text:p text:style-name="P4"><text:span text:style-name="T3">Обзор семантики перемещения и проброса аргументов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Ссылочное связывание</text:span></text:p>
              </text:list-item>
            </text:list>
            <text:list text:style-name="L3">
              <text:list-item>
                <text:p text:style-name="P8"><text:span text:style-name="T6">Семантика перемещения</text:span></text:p>
              </text:list-item>
              <text:list-item>
                <text:p text:style-name="P8"><text:span text:style-name="T6">Свертка и вывод типов</text:span></text:p>
              </text:list-item>
            </text:list>
            <text:list text:style-name="L4"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a &lt;&lt; b &lt;&lt; c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язывание ссылок</text:span></text:p>
          </draw:text-box>
        </draw:frame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const &amp;b = x;</text:span></text:p>
            <text:p><text:span text:style-name="T8">int const &amp;c = x + 1;</text:span></text:p>
            <text:p><text:span text:style-name="T8">x = a + b + c;</text:span></text:p>
            <text:p><text:span text:style-name="T8">cout &lt;&lt; &amp;a &lt;&lt; &amp;b &lt;&lt; </text:span><text:span text:style-name="T9">&amp;c</text:span><text:span text:style-name="T8">;</text:span></text:p>
          </draw:text-box>
        </draw:frame>
        <draw:custom-shape draw:style-name="gr3" draw:text-style-name="P13" xml:id="id3" draw:id="id3" draw:layer="layout" svg:width="5.08cm" svg:height="3.302cm" draw:transform="skewX (-0.00855211333477222) rotate (-0.0083775804095734) translate (12.954cm 6.053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2" draw:id="id2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034cm" svg:y1="7.747cm" svg:x2="21.844cm" svg:y2="6.731cm" draw:start-shape="id1" draw:start-glue-point="0" draw:end-shape="id2" draw:end-glue-point="5" svg:d="M18034 7747l3810-1016" svg:viewBox="0 0 3811 1017">
          <text:p/>
        </draw:connector>
        <draw:custom-shape draw:style-name="gr5" draw:text-style-name="P14" xml:id="id4" draw:id="id4" draw:layer="layout" svg:width="3.302cm" svg:height="2.794cm" svg:x="21.844cm" svg:y="8.636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1" draw:id="id1" draw:layer="layout" draw:type="line" svg:x1="18.034cm" svg:y1="7.747cm" svg:x2="18.034cm" svg:y2="7.747cm" draw:start-shape="id3" draw:start-glue-point="1" draw:end-shape="id3" draw:end-glue-point="1" svg:d="M18034 7747z" svg:viewBox="0 0 1 1">
          <text:p/>
        </draw:connector>
        <draw:connector draw:style-name="gr4" draw:text-style-name="P12" draw:layer="layout" draw:type="line" svg:x1="18.034cm" svg:y1="7.747cm" svg:x2="21.844cm" svg:y2="10.033cm" draw:start-shape="id1" draw:start-glue-point="0" draw:end-shape="id4" draw:end-glue-point="5" svg:d="M18034 7747l3810 2286" svg:viewBox="0 0 3811 2287">
          <text:p/>
        </draw:connector>
        <draw:custom-shape draw:style-name="gr5" draw:text-style-name="P14" xml:id="id5" draw:id="id5" draw:layer="layout" svg:width="3.302cm" svg:height="2.794cm" svg:x="21.844cm" svg:y="12.192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3" xml:id="id6" draw:id="id6" draw:layer="layout" svg:width="5.08cm" svg:height="3.302cm" draw:transform="skewX (-0.00855211333477222) rotate (-0.0083775804095734) translate (19.558cm 16.721cm)">
          <text:p text:style-name="P12"><text:span text:style-name="T10">1+1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23.495cm" svg:y1="14.986cm" svg:x2="22.098cm" svg:y2="16.721cm" draw:start-shape="id5" draw:end-shape="id6" svg:d="M23495 14986l-1397 1735" svg:viewBox="0 0 1398 1736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1" draw:layer="layout" svg:width="26.032cm" svg:height="14.986cm" svg:x="0.762cm" svg:y="5.08cm" presentation:class="outline" presentation:user-transformed="true">
          <draw:text-box>
            <text:p><text:span text:style-name="T8">int x = 1;</text:span></text:p>
            <text:p><text:span text:style-name="T8">int &amp;a = x; </text:span></text:p>
            <text:p><text:span text:style-name="T8">int &amp;&amp;b = x;</text:span></text:p>
            <text:p><text:span text:style-name="T8">int &amp;&amp;c = x + 1;</text:span></text:p>
            <text:p><text:span text:style-name="T8">b += 1; // ok</text:span></text:p>
            <text:p><text:span text:style-name="T8">c += 1; // ok!</text:span></text:p>
          </draw:text-box>
        </draw:frame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Rvalue ссылки</text:span></text:p>
          </draw:text-box>
        </draw:frame>
        <draw:custom-shape draw:style-name="gr3" draw:text-style-name="P13" xml:id="id9" draw:id="id9" draw:layer="layout" svg:width="5.08cm" svg:height="3.302cm" draw:transform="skewX (-0.00855211333477222) rotate (-0.0083775804095734) translate (13.208cm 4.572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8" draw:id="id8" draw:layer="layout" svg:width="3.302cm" svg:height="2.794cm" svg:x="21.844cm" svg:y="5.334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draw:layer="layout" draw:type="line" svg:x1="18.288cm" svg:y1="6.266cm" svg:x2="21.844cm" svg:y2="6.731cm" draw:start-shape="id7" draw:start-glue-point="0" draw:end-shape="id8" draw:end-glue-point="5" svg:d="M18288 6266l3556 465" svg:viewBox="0 0 3557 466">
          <text:p/>
        </draw:connector>
        <draw:custom-shape draw:style-name="gr3" draw:text-style-name="P14" xml:id="id11" draw:id="id11" draw:layer="layout" svg:width="3.302cm" svg:height="2.794cm" svg:x="18.796cm" svg:y="9.144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2" xml:id="id7" draw:id="id7" draw:layer="layout" draw:type="line" svg:x1="18.288cm" svg:y1="6.266cm" svg:x2="18.288cm" svg:y2="6.266cm" draw:start-shape="id9" draw:start-glue-point="1" draw:end-shape="id9" draw:end-glue-point="1" svg:d="M18288 6266z" svg:viewBox="0 0 1 1">
          <text:p/>
        </draw:connector>
        <draw:connector draw:style-name="gr4" draw:text-style-name="P12" draw:layer="layout" draw:type="line" svg:x1="23.368cm" svg:y1="13.462cm" svg:x2="20.447cm" svg:y2="11.938cm" draw:start-shape="id10" draw:start-glue-point="0" draw:end-shape="id11" draw:end-glue-point="6" svg:d="M23368 13462l-2921-1524" svg:viewBox="0 0 2922 1525">
          <text:p/>
        </draw:connector>
        <draw:custom-shape draw:style-name="gr3" draw:text-style-name="P14" xml:id="id12" draw:id="id12" draw:layer="layout" svg:width="3.302cm" svg:height="2.794cm" svg:x="14.224cm" svg:y="9.906cm">
          <text:p text:style-name="P12"><text:span text:style-name="T11">c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3" draw:id="id13" draw:layer="layout" svg:width="5.08cm" svg:height="3.302cm" draw:transform="skewX (-0.00855211333477222) rotate (-0.0083775804095734) translate (14.478cm 15.451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875cm" svg:y1="12.7cm" svg:x2="17.018cm" svg:y2="15.451cm" draw:start-shape="id12" draw:end-shape="id13" svg:d="M15875 12700l1143 2751" svg:viewBox="0 0 1144 2752">
          <text:p/>
        </draw:connector>
        <draw:custom-shape draw:style-name="gr3" draw:text-style-name="P13" xml:id="id10" draw:id="id10" draw:layer="layout" svg:width="5.08cm" svg:height="3.302cm" draw:transform="skewX (-0.00855211333477222) rotate (-0.0083775804095734) translate (20.828cm 13.4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росс-связывание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x = 1; </text:span></text:p>
            <text:p><text:span text:style-name="T8">int &amp;&amp;y = 1; int &amp;a = x;</text:span></text:p>
            <text:p><text:span text:style-name="T8">int &amp;&amp;b = x; </text:span><text:span text:style-name="T12">// not rvalue</text:span></text:p>
            <text:p><text:span text:style-name="T8">int &amp;c = 1; </text:span><text:span text:style-name="T12">// not lvalue</text:span></text:p>
            <text:p><text:span text:style-name="T8">int &amp;d = y; </text:span><text:span text:style-name="T13">// ok</text:span></text:p>
            <text:p><text:span text:style-name="T9">int &amp;&amp;e = y; </text:span><text:span text:style-name="T12">// not rval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); // 1</text:span></text:p>
            <text:p><text:span text:style-name="T8">int foo (int &amp;&amp;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ерегрузка по ссылкам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int foo (int &amp;); // 1</text:span></text:p>
            <text:p><text:span text:style-name="T8">int foo (int &amp;&amp;); // 2</text:span></text:p>
            <text:p><text:span text:style-name="T8">int x = 1; </text:span></text:p>
            <text:p><text:span text:style-name="T8">foo (x); // 1</text:span></text:p>
            <text:p><text:span text:style-name="T8">foo (x + 0); // 2</text:span></text:p>
            <text:p><text:span text:style-name="T9">foo (foo (x)); // 1,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</text:span></text:p>
            <text:p text:style-name="P15"><text:span text:style-name="T9">lref (int p) { </text:span><text:span text:style-name="T9"><text:line-break/></text:span><text:span text:style-name="T9"> <text:s/>return p;</text:span><text:span text:style-name="T9"><text:line-break/></text:span><text:span text:style-name="T9">} // p is dead</text:span></text:p>
            <text:p text:style-name="P15"><text:span text:style-name="T9"/></text:p>
            <text:p text:style-name="P15"><text:span text:style-name="T9">int &amp;a = 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; </text:span><text:span text:style-name="T9"><text:line-break/></text:span><text:span text:style-name="T9">} // p rests in peac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onst int&amp; </text:span></text:p>
            <text:p text:style-name="P15"><text:span text:style-name="T9">clref (int p) { </text:span><text:span text:style-name="T9"><text:line-break/></text:span><text:span text:style-name="T9"> <text:s/>return p + 0; </text:span><text:span text:style-name="T9"><text:line-break/></text:span><text:span text:style-name="T9">} // p + 0 is p + 0 no more</text:span></text:p>
            <text:p text:style-name="P15"><text:span text:style-name="T9"/></text:p>
            <text:p text:style-name="P15"><text:span text:style-name="T9">const int &amp;a = cl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ref (int p) { </text:span><text:span text:style-name="T9"><text:line-break/></text:span><text:span text:style-name="T9"> <text:s/>return p + 0; </text:span><text:span text:style-name="T9"><text:line-break/></text:span><text:span text:style-name="T9">} // p + 0 has expired and gone</text:span></text:p>
            <text:p text:style-name="P15"><text:span text:style-name="T9"/></text:p>
            <text:p text:style-name="P15"><text:span text:style-name="T9">int &amp;&amp;a = r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 lvref (int &amp;x) { </text:span><text:span text:style-name="T9"><text:line-break/></text:span><text:span text:style-name="T9"> <text:s/>return x;</text:span><text:span text:style-name="T9"><text:line-break/></text:span><text:span text:style-name="T9">}</text:span></text:p>
            <text:p text:style-name="P15"><text:span text:style-name="T9">int x; // </text:span><text:span text:style-name="T13">identity in this frame</text:span></text:p>
            <text:p text:style-name="P15"><text:span text:style-name="T9">int &amp;a = lvref(x); // </text:span><text:span text:style-name="T13">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висание ссылок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&amp;&amp; </text:span></text:p>
            <text:p text:style-name="P15"><text:span text:style-name="T9">rvref (int &amp;&amp;p) { </text:span><text:span text:style-name="T9"><text:line-break/></text:span><text:span text:style-name="T9"> <text:s/>return p + 0;</text:span><text:span text:style-name="T9"><text:line-break/></text:span><text:span text:style-name="T9">} // p + 0 is an ex-p + 0</text:span></text:p>
            <text:p text:style-name="P15"><text:span text:style-name="T9"/></text:p>
            <text:p text:style-name="P15"><text:span text:style-name="T9">int &amp;&amp;a = rvref(1); // </text:span><text:span text:style-name="T12">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(</text:span><text:span text:style-name="T9">x); </text:span><text:span text:style-name="T12">// also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7" draw:layer="layout" svg:width="25.199cm" svg:height="3.506cm" svg:x="1.4cm" svg:y="0.237cm" presentation:class="title" presentation:user-transformed="true">
          <draw:text-box>
            <text:p text:style-name="P17"><text:span text:style-name="T14">std::move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</text:span><text:span text:style-name="T15">move</text:span><text:span text:style-name="T9"> 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</draw:text-box>
        </draw:frame>
        <draw:custom-shape draw:style-name="gr6" draw:text-style-name="P13" xml:id="id14" draw:id="id14" draw:layer="layout" svg:width="5.08cm" svg:height="3.302cm" draw:transform="skewX (-0.00855211333477222) rotate (-0.0083775804095734) translate (3.048cm 15.705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8.128cm" svg:y1="17.399cm" svg:x2="8.128cm" svg:y2="17.399cm" draw:start-shape="id14" draw:start-glue-point="1" draw:end-shape="id14" draw:end-glue-point="1" svg:d="M8128 17399z" svg:viewBox="0 0 1 1">
          <text:p/>
        </draw:connector>
        <draw:custom-shape draw:style-name="gr6" draw:text-style-name="P14" xml:id="id15" draw:id="id15" draw:layer="layout" svg:width="3.302cm" svg:height="2.794cm" svg:x="19.558cm" svg:y="15.959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3" xml:id="id16" draw:id="id16" draw:layer="layout" svg:width="5.08cm" svg:height="3.302cm" draw:transform="skewX (-0.00855211333477222) rotate (-0.0083775804095734) translate (12.7cm 15.662cm)">
          <text:p text:style-name="P12"><text:span text:style-name="T10">???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9.558cm" svg:y1="17.356cm" svg:x2="17.78cm" svg:y2="17.356cm" draw:start-shape="id15" draw:end-shape="id16" svg:d="M19558 17356h-1778" svg:viewBox="0 0 1779 1">
          <text:p/>
        </draw:connector>
        <draw:custom-shape draw:style-name="gr7" draw:text-style-name="P12" draw:layer="layout" svg:width="3.81cm" svg:height="1.016cm" svg:x="8.636cm" svg:y="16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class Empty {};</text:span></text:p>
            <text:p text:style-name="P15"><text:span text:style-name="T9">Empty x;</text:span></text:p>
            <text:p text:style-name="P15"><text:span text:style-name="T9">Empty&amp;&amp; a = x + 0; </text:span><text:span text:style-name="T12">// no op+</text:span></text:p>
            <text:p text:style-name="P15"><text:span text:style-name="T9">Empty&amp;&amp; b = move (x);</text:span></text:p>
            <text:p text:style-name="P15"><text:span text:style-name="T9"/></text:p>
          </draw:text-box>
        </draw:frame>
        <draw:custom-shape draw:style-name="gr3" draw:text-style-name="P14" xml:id="id17" draw:id="id17" draw:layer="layout" svg:width="3.302cm" svg:height="2.794cm" svg:x="15.239cm" svg:y="15.911cm">
          <text:p text:style-name="P12"><text:span text:style-name="T11">b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18" draw:id="id18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7" draw:end-shape="id18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Анонимизация переменных</text:span></text:p>
          </draw:text-box>
        </draw:frame>
        <draw:frame presentation:style-name="pr5" draw:text-style-name="P16" draw:layer="layout" svg:width="26.032cm" svg:height="15.748cm" svg:x="0.762cm" svg:y="4.318cm" presentation:class="outline" presentation:user-transformed="true">
          <draw:text-box>
            <text:p text:style-name="P15"><text:span text:style-name="T9">int x = 1;</text:span></text:p>
            <text:p text:style-name="P15"><text:span text:style-name="T9">int &amp;&amp;a = move (x);</text:span></text:p>
            <text:p text:style-name="P15"><text:span text:style-name="T9">a += 1;</text:span></text:p>
            <text:p text:style-name="P15"><text:span text:style-name="T9">assert (x == 2);</text:span></text:p>
          </draw:text-box>
        </draw:frame>
        <draw:custom-shape draw:style-name="gr3" draw:text-style-name="P14" xml:id="id19" draw:id="id19" draw:layer="layout" svg:width="3.302cm" svg:height="2.794cm" svg:x="15.239cm" svg:y="15.911cm">
          <text:p text:style-name="P12"><text:span text:style-name="T11">a</text:span></text:p>
          <draw:enhanced-geometry svg:viewBox="0 0 21600 21600" draw:glue-points="10800 0 0 10800 10800 21600 21600 10800" draw:text-areas="0 0 21600 ?f11" draw:type="paper" draw:modifiers="15505.17711171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3" xml:id="id20" draw:id="id20" draw:layer="layout" svg:width="6.095cm" svg:height="3.414cm" draw:transform="skewX (-0.00855211333477221) rotate (-0.0083775804095734) translate (4.826cm 15.494cm)">
          <text:p text:style-name="P12"><text:span text:style-name="T10">x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15.239cm" svg:y1="17.308cm" svg:x2="10.921cm" svg:y2="17.252cm" draw:start-shape="id19" draw:end-shape="id20" svg:d="M15239 17308l-4318-56" svg:viewBox="0 0 4319 57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9" draw:layer="layout" svg:width="26.032cm" svg:height="15.748cm" svg:x="0.762cm" svg:y="4.318cm" presentation:class="outline" presentation:user-transformed="true">
          <draw:text-box>
            <text:p text:style-name="P18"><text:span text:style-name="T16">struct RefBind {</text:span><text:span text:style-name="T16"><text:line-break/></text:span><text:span text:style-name="T16"> <text:s/>int&amp; ref;</text:span></text:p>
            <text:p text:style-name="P18"><text:span text:style-name="T16"><text:s text:c="2"/></text:span><text:span text:style-name="T16">RefBind(int&amp;&amp; r) : ref(r) {}</text:span></text:p>
            <text:p text:style-name="P18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8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8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8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8" draw:text-style-name="P12" draw:layer="layout" svg:width="8.128cm" svg:height="9.398cm" draw:transform="rotate (-3.14141812066459) translate (26.794cm 15.24cm)">
          <text:p text:style-name="P12"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20" draw:layer="layout" svg:width="4.318cm" svg:height="2.618cm" svg:x="20.574cm" svg:y="8.636cm">
          <draw:text-box>
            <text:p text:style-name="P20"><text:span text:style-name="T17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RefBinder</text:span></text:p>
          </draw:text-box>
        </draw:frame>
        <draw:frame presentation:style-name="pr5" draw:text-style-name="P19" draw:layer="layout" svg:width="26.032cm" svg:height="15.748cm" svg:x="0.762cm" svg:y="4.318cm" presentation:class="outline" presentation:user-transformed="true">
          <draw:text-box>
            <text:p text:style-name="P18"><text:span text:style-name="T16">struct RefBind {</text:span><text:span text:style-name="T16"><text:line-break/></text:span><text:span text:style-name="T16"> <text:s/>int&amp; ref;</text:span></text:p>
            <text:p text:style-name="P18"><text:span text:style-name="T16"><text:s text:c="2"/></text:span><text:span text:style-name="T16">RefBind(int&amp;&amp; r) : ref(r) {}</text:span></text:p>
            <text:p text:style-name="P18"><text:span text:style-name="T16"><text:s text:c="2"/></text:span><text:span text:style-name="T16">RefBind const&amp; operator+= (int x) const </text:span><text:span text:style-name="T16"><text:line-break/></text:span><text:span text:style-name="T16"> <text:s text:c="3"/>{ ref += x; return *this; }</text:span></text:p>
            <text:p text:style-name="P18"><text:span text:style-name="T16"><text:s text:c="2"/></text:span><text:span text:style-name="T16">RefBind const&amp; operator *= (int x) const </text:span><text:span text:style-name="T16"><text:line-break/></text:span><text:span text:style-name="T16"> <text:s text:c="3"/>{ ref *= x; return *this; }</text:span></text:p>
            <text:p text:style-name="P18"><text:span text:style-name="T16"><text:s text:c="2"/></text:span><text:span text:style-name="T16">int get() const { return ref; }</text:span><text:span text:style-name="T16"><text:line-break/></text:span><text:span text:style-name="T16">};</text:span></text:p>
            <text:p text:style-name="P18"><text:span text:style-name="T16">int x = 1;</text:span><text:span text:style-name="T16"><text:line-break/></text:span><text:span text:style-name="T16">cout &lt;&lt; RefBind(1).plus(2).mult(3).get() &lt;&lt; endl;</text:span><text:span text:style-name="T16"><text:line-break/></text:span><text:span text:style-name="T16">cout &lt;&lt; RefBind(move(x)).plus(2).mult(3).get() &lt;&lt; endl;</text:span><text:span text:style-name="T16"><text:line-break/></text:span><text:span text:style-name="T16">cout &lt;&lt; RefBind(x + 0).plus(2).mult(3).get() &lt;&lt; endl;</text:span></text:p>
          </draw:text-box>
        </draw:frame>
        <draw:custom-shape draw:style-name="gr9" draw:text-style-name="P12" draw:layer="Layout" svg:width="8.128cm" svg:height="9.398cm" draw:transform="rotate (-3.14141812066459) translate (26.794cm 15.24cm)">
          <text:p/>
          <draw:enhanced-geometry svg:viewBox="0 0 21600 21600" draw:path-stretchpoint-x="11000" draw:path-stretchpoint-y="10800" draw:text-areas="?f0 ?f0 ?f3 ?f12" draw:type="vertical-scroll" draw:modifiers="2712.953622831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" draw:text-style-name="P20" draw:layer="layout" svg:width="4.318cm" svg:height="7.352cm" svg:x="20.574cm" svg:y="6.364cm">
          <draw:text-box>
            <text:p text:style-name="P20"><text:span text:style-name="T17">9</text:span><text:span text:style-name="T17"><text:line-break/></text:span><text:span text:style-name="T17">9</text:span><text:span text:style-name="T17"><text:line-break/></text:span><text:span text:style-name="T17">3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21" draw:layer="layout" svg:width="25.199cm" svg:height="3.506cm" svg:x="1.4cm" svg:y="0.237cm" presentation:class="title" presentation:user-transformed="true">
          <draw:text-box>
            <text:p text:style-name="P21"><text:span text:style-name="T18">std::ref</text:span></text:p>
          </draw:text-box>
        </draw:frame>
        <draw:frame presentation:style-name="pr5" draw:text-style-name="P23" draw:layer="layout" svg:width="26.032cm" svg:height="6.35cm" svg:x="0.762cm" svg:y="4.318cm" presentation:class="outline" presentation:user-transformed="true">
          <draw:text-box>
            <text:p text:style-name="P22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21" draw:layer="layout" svg:width="25.199cm" svg:height="3.506cm" svg:x="1.4cm" svg:y="0.237cm" presentation:class="title" presentation:user-transformed="true">
          <draw:text-box>
            <text:p text:style-name="P21"><text:span text:style-name="T18">std::ref</text:span></text:p>
          </draw:text-box>
        </draw:frame>
        <draw:frame presentation:style-name="pr5" draw:text-style-name="P23" draw:layer="layout" svg:width="26.032cm" svg:height="6.35cm" svg:x="0.762cm" svg:y="4.318cm" presentation:class="outline" presentation:user-transformed="true">
          <draw:text-box>
            <text:p text:style-name="P22"><text:span text:style-name="T19">int x = 1;</text:span><text:span text:style-name="T19"><text:line-break/></text:span><text:span text:style-name="T19">int &amp;&amp;a = move(x);</text:span><text:span text:style-name="T19"><text:line-break/></text:span><text:span text:style-name="T19">int &amp;b = ref(x); // operator int&amp;()</text:span></text:p>
          </draw:text-box>
        </draw:frame>
        <draw:frame presentation:style-name="pr6" draw:text-style-name="P24" draw:layer="layout" svg:width="25.199cm" svg:height="4.064cm" svg:x="0.963cm" svg:y="15.748cm" presentation:class="title" presentation:user-transformed="true">
          <draw:text-box>
            <text:p text:style-name="P24"><text:span text:style-name="T20">+ Симметрия выражений</text:span><text:span text:style-name="T20"><text:line-break/></text:span><text:span text:style-name="T20">- Усложняет и без того сложные вещи</text:span></text:p>
          </draw:text-box>
        </draw:frame>
        <draw:frame presentation:style-name="pr5" draw:text-style-name="P23" draw:layer="layout" svg:width="26.032cm" svg:height="5.334cm" svg:x="0.762cm" svg:y="11.176cm" presentation:class="outline" presentation:user-transformed="true">
          <draw:text-box>
            <text:p text:style-name="P22"><text:span text:style-name="T19">auto c = ref(x);</text:span><text:span text:style-name="T19"><text:line-break/></text:span><text:span text:style-name="T19">c </text:span><text:span text:style-name="T21">→</text:span><text:span text:style-name="T19"> std::reference_wrapper&lt;in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22">Ссылочное связывание</text:span></text:p>
              </text:list-item>
            </text:list>
            <text:list text:style-name="L2">
              <text:list-item>
                <text:p text:style-name="P8"><text:span text:style-name="T5">Семантика перемещения</text:span></text:p>
              </text:list-item>
            </text:list>
            <text:list text:style-name="L4">
              <text:list-item>
                <text:p text:style-name="P8"><text:span text:style-name="T6">Свертка и вывод типов</text:span></text:p>
              </text:list-item>
              <text:list-item>
                <text:p text:style-name="P8"><text:span text:style-name="T6">Совершенный проброс</text:span></text:p>
              </text:list-item>
              <text:list-item>
                <text:p text:style-name="P8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x; // copy ctor</text:span></text:p>
            <text:p><text:span text:style-name="T8"><text:s text:c="2"/></text:span><text:span text:style-name="T8">x = y; <text:s text:c="4"/>// assign</text:span></text:p>
            <text:p><text:span text:style-name="T8"><text:s text:c="2"/></text:span><text:span text:style-name="T8">y = tmp; <text:s text:c="2"/>// assign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swap</text:span></text:p>
          </draw:text-box>
        </draw:frame>
        <draw:frame presentation:style-name="pr5" draw:text-style-name="P11" draw:layer="layout" svg:width="26.032cm" svg:height="15.748cm" svg:x="0.762cm" svg:y="4.318cm" presentation:class="outline" presentation:user-transformed="true">
          <draw:text-box>
            <text:p><text:span text:style-name="T8">template &lt;typename T&gt; void</text:span></text:p>
            <text:p><text:span text:style-name="T8">swap (T&amp; x, T&amp; y) {</text:span></text:p>
            <text:p><text:span text:style-name="T8"><text:s text:c="2"/></text:span><text:span text:style-name="T8">T tmp = move (x); // move ctor</text:span></text:p>
            <text:p><text:span text:style-name="T8"><text:s text:c="2"/></text:span><text:span text:style-name="T8">x = move (y); <text:s text:c="4"/>// move</text:span></text:p>
            <text:p><text:span text:style-name="T8"><text:s text:c="2"/></text:span><text:span text:style-name="T8">y = move (tmp); <text:s text:c="2"/>// move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ctor</text:span><text:span text:style-name="T24"><text:line-break/></text:span><text:span text:style-name="T25">Buffer (Buffer&amp;&amp; rhs)</text:span><text:span text:style-name="T26">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10" draw:text-style-name="P26" draw:layer="layout" svg:width="5.842cm" svg:height="2.286cm" svg:x="21.082cm" svg:y="8.636cm">
          <text:p text:style-name="P12"><text:span text:style-name="T28">Выделение </text:span><text:span text:style-name="T28"><text:line-break/></text:span><text:span text:style-name="T28">памяти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3.876cm" svg:y1="10.922cm" svg:x2="14.986cm" svg:y2="16.51cm">
          <text:p/>
        </draw:line>
        <draw:custom-shape draw:style-name="gr10" draw:text-style-name="P26" draw:layer="layout" svg:width="6.096cm" svg:height="2.286cm" svg:x="21.336cm" svg:y="13.9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4.13cm" svg:y1="16.256cm" svg:x2="19.304cm" svg:y2="18.034cm">
          <text:p/>
        </draw:line>
        <draw:custom-shape draw:style-name="gr12" draw:text-style-name="P26" draw:layer="layout" svg:width="5.842cm" svg:height="2.286cm" svg:x="14.224cm" svg:y="4.572cm">
          <text:p text:style-name="P12"><text:span text:style-name="T28">Нулевой </text:span><text:span text:style-name="T28"><text:line-break/></text:span><text:span text:style-name="T28">оверхед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6.51cm" svg:y1="6.858cm" svg:x2="13.97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0" draw:layer="layout" svg:width="27.94cm" svg:height="3.506cm" svg:x="0.06cm" svg:y="0.237cm" presentation:class="title" presentation:user-transformed="true">
          <draw:text-box>
            <text:p><text:span text:style-name="T7">Перемещающее присваивание</text:span></text:p>
          </draw:text-box>
        </draw:frame>
        <draw:frame presentation:style-name="pr5" draw:text-style-name="P25" draw:layer="layout" svg:width="26.032cm" svg:height="16.256cm" svg:x="0.762cm" svg:y="3.81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4">// move assignment</text:span><text:span text:style-name="T24"><text:line-break/></text:span><text:span text:style-name="T25">Buffer&amp; operator= (Buffer&amp;&amp; rhs) </text:span><text:span text:style-name="T26">{ </text:span><text:span text:style-name="T26"><text:line-break/></text:span><text:span text:style-name="T26"> <text:s/>sz = rhs.sz;</text:span><text:span text:style-name="T26"><text:line-break/></text:span><text:span text:style-name="T26"> <text:s/>buf = rhs.buf;</text:span><text:span text:style-name="T26"><text:line-break/></text:span><text:span text:style-name="T26"> <text:s/>rhs.sz = 0; </text:span><text:span text:style-name="T26"><text:line-break/></text:span><text:span text:style-name="T26"> <text:s/>rhs.buf = nullptr; </text:span><text:span text:style-name="T26"><text:line-break/></text:span><text:span text:style-name="T26"> <text:s/>return *this;</text:span><text:span text:style-name="T26"><text:line-break/></text:span><text:span text:style-name="T26">}</text:span></text:p>
            <text:p><text:span text:style-name="T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27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// ???</text:span></text:p>
            <text:p text:style-name="P27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Особенности перемещения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27"><text:span text:style-name="T9">int x = 1; </text:span><text:span text:style-name="T9"><text:line-break/></text:span><text:span text:style-name="T9">int a = move(x);</text:span><text:span text:style-name="T9"><text:line-break/></text:span><text:span text:style-name="T9">assert (x == a); </text:span><text:span text:style-name="T13">// ok</text:span></text:p>
            <text:p text:style-name="P27"><text:span text:style-name="T9">Buffer y {10};</text:span><text:span text:style-name="T9"><text:line-break/></text:span><text:span text:style-name="T9">Buffer b = move(y);</text:span><text:span text:style-name="T9"><text:line-break/></text:span><text:span text:style-name="T9"><text:line-break/></text:span><text:span text:style-name="T9">assert (y == b); </text:span><text:span text:style-name="T12">// error!</text:span></text:p>
          </draw:text-box>
        </draw:frame>
        <draw:custom-shape draw:style-name="gr14" draw:text-style-name="P29" draw:layer="layout" svg:width="10.668cm" svg:height="4.064cm" svg:x="16.764cm" svg:y="12.784cm">
          <text:p text:style-name="P12"><text:span text:style-name="T29">move-конструктор</text:span><text:span text:style-name="T29"><text:line-break/></text:span><text:span text:style-name="T29">обнулит y.sz и y.buf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9.398cm" svg:height="3.302cm" svg:x="15.494cm" svg:y="4.826cm">
          <text:p text:style-name="P12"><text:span text:style-name="T29">просто move не</text:span><text:span text:style-name="T29"><text:line-break/></text:span><text:span text:style-name="T29">сделает ничего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3" draw:layer="layout" svg:width="26.032cm" svg:height="15.748cm" svg:x="0.762cm" svg:y="4.318cm" presentation:class="outline" presentation:user-transformed="true">
          <draw:text-box>
            <text:p text:style-name="P22"><text:span text:style-name="T30">class Empty {</text:span><text:span text:style-name="T30"><text:line-break/></text:span><text:span text:style-name="T30"><text:line-break/></text:span><text:span text:style-name="T30"><text:line-break/></text:span><text:span text:style-name="T31">/* there is nothing empty in C++ */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3" draw:layer="layout" svg:width="26.032cm" svg:height="15.748cm" svg:x="0.762cm" svg:y="4.318cm" presentation:class="outline" presentation:user-transformed="true">
          <draw:text-box>
            <text:p text:style-name="P22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</text:span><text:span text:style-name="T30">Empty ();</text:span><text:span text:style-name="T30"><text:line-break/></text:span><text:span text:style-name="T30"> <text:s/></text:span><text:span text:style-name="T30">Empty (const Empty &amp;);</text:span><text:span text:style-name="T30"><text:line-break/></text:span><text:span text:style-name="T30"> <text:s/></text:span><text:span text:style-name="T30">Empty&amp; operator= (const Empty &amp;);</text:span><text:span text:style-name="T30"><text:line-break/></text:span><text:span text:style-name="T30"> <text:s/></text:span><text:span text:style-name="T30">Empty (Empty &amp;&amp;);</text:span><text:span text:style-name="T30"><text:line-break/></text:span><text:span text:style-name="T30"> <text:s/></text:span><text:span text:style-name="T30">Empty&amp; operator= (Empty &amp;&amp;);</text:span><text:span text:style-name="T30"><text:line-break/></text:span><text:span text:style-name="T30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Implicit методы</text:span></text:p>
          </draw:text-box>
        </draw:frame>
        <draw:frame presentation:style-name="pr5" draw:text-style-name="P23" draw:layer="layout" svg:width="26.032cm" svg:height="15.748cm" svg:x="0.762cm" svg:y="4.318cm" presentation:class="outline" presentation:user-transformed="true">
          <draw:text-box>
            <text:p text:style-name="P22"><text:span text:style-name="T30">class Empty {</text:span><text:span text:style-name="T30"><text:line-break/></text:span><text:span text:style-name="T30"> <text:s/>Empty ();</text:span><text:span text:style-name="T30"><text:line-break/></text:span><text:span text:style-name="T30"> <text:s/>~</text:span><text:span text:style-name="T30">Empty ();</text:span><text:span text:style-name="T30"><text:line-break/></text:span><text:span text:style-name="T30"> <text:s/></text:span><text:span text:style-name="T30">Empty (const Empty &amp;);</text:span><text:span text:style-name="T30"><text:line-break/></text:span><text:span text:style-name="T30"> <text:s/></text:span><text:span text:style-name="T30">Empty&amp; operator= (const Empty &amp;);</text:span><text:span text:style-name="T30"><text:line-break/></text:span><text:span text:style-name="T30"> <text:s/></text:span><text:span text:style-name="T30">Empty (Empty &amp;&amp;);</text:span><text:span text:style-name="T30"><text:line-break/></text:span><text:span text:style-name="T30"> <text:s/></text:span><text:span text:style-name="T30">Empty&amp; operator= (Empty &amp;&amp;);</text:span><text:span text:style-name="T30"><text:line-break/></text:span><text:span text:style-name="T30">};</text:span></text:p>
          </draw:text-box>
        </draw:frame>
        <draw:custom-shape draw:style-name="gr15" draw:text-style-name="P12" draw:layer="layout" svg:width="25.778cm" svg:height="7.874cm" svg:x="1.016cm" svg:y="9.9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13.716cm" svg:height="3.576cm" svg:x="12.7cm" svg:y="4.552cm">
          <text:p text:style-name="P30"><text:span text:style-name="T20">Определив один, </text:span><text:span text:style-name="T20"><text:line-break/></text:span><text:span text:style-name="T20">нужно определить все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6.531cm" svg:y1="8.128cm" svg:x2="16.531cm" svg:y2="9.632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блема implicit move</text:span></text:p>
          </draw:text-box>
        </draw:frame>
        <draw:frame presentation:style-name="pr5" draw:text-style-name="P32" draw:layer="layout" svg:width="26.032cm" svg:height="15.748cm" svg:x="0.762cm" svg:y="4.318cm" presentation:class="outline" presentation:user-transformed="true">
          <draw:text-box>
            <text:p text:style-name="P31"><text:span text:style-name="T32">class SillyBuffer {</text:span><text:span text:style-name="T32"><text:line-break/></text:span><text:span text:style-name="T32"> <text:s/>int sz; int *buf;</text:span></text:p>
            <text:p text:style-name="P31"><text:span text:style-name="T32">public:</text:span><text:span text:style-name="T32"><text:line-break/></text:span><text:span text:style-name="T32"> <text:s/>SillyBuffer (int s = 10): sz(s), buf(new int[sz]){}</text:span><text:span text:style-name="T32"><text:line-break/></text:span><text:span text:style-name="T32"> <text:s/>~SillyBuffer () { delete [] buf; }</text:span><text:span text:style-name="T32"><text:line-break/></text:span><text:span text:style-name="T32">};</text:span></text:p>
            <text:p text:style-name="P31"><text:span text:style-name="T32">// we are relying on generated move</text:span><text:span text:style-name="T32"><text:line-break/></text:span><text:span text:style-name="T32">void swap (</text:span><text:span text:style-name="T32">SillyBuffer&amp; lhs, SillyBuffer&amp; rhs</text:span><text:span text:style-name="T32">) {</text:span><text:span text:style-name="T32"><text:line-break/></text:span><text:span text:style-name="T32"> <text:s/>SillyBuffer tmp = move (lhs);</text:span><text:span text:style-name="T32"><text:line-break/></text:span><text:span text:style-name="T32"> <text:s/>lhs = move (rhs); rhs = move (tmp);</text:span><text:span text:style-name="T32"><text:line-break/></text:span><text:span text:style-name="T32">} </text:span><text:span text:style-name="T33">// UB (probably segfaul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0" draw:layer="layout" svg:width="26.924cm" svg:height="3.506cm" svg:x="0.508cm" svg:y="0.237cm" presentation:class="title" presentation:user-transformed="true">
          <draw:text-box>
            <text:p><text:span text:style-name="T7">Перемещающий конструктор</text:span></text:p>
          </draw:text-box>
        </draw:frame>
        <draw:frame presentation:style-name="pr5" draw:text-style-name="P25" draw:layer="layout" svg:width="26.032cm" svg:height="16.323cm" svg:x="0.762cm" svg:y="3.843cm" presentation:class="outline" presentation:user-transformed="true">
          <draw:text-box>
            <text:p><text:span text:style-name="T23">class Buffer {</text:span><text:span text:style-name="T23"><text:line-break/></text:span><text:span text:style-name="T23">size_t sz; int *buf; </text:span><text:span text:style-name="T23"><text:line-break/></text:span><text:span text:style-name="T23">public:</text:span></text:p>
            <text:p><text:span text:style-name="T26">// move ctor</text:span><text:span text:style-name="T24"><text:line-break/></text:span><text:span text:style-name="T34">Buffer (Buffer&amp;&amp; rhs) : </text:span><text:span text:style-name="T26"><text:line-break/></text:span><text:span text:style-name="T26"> <text:s/>sz(rhs.sz), buf(rhs.buf) </text:span><text:span text:style-name="T26"><text:line-break/></text:span><text:span text:style-name="T26"> <text:s text:c="3"/>{ rhs.sz = 0; rhs.buf = nullptr; }</text:span></text:p>
            <text:p><text:span text:style-name="T23">// copy ctor</text:span><text:span text:style-name="T23"><text:line-break/></text:span><text:span text:style-name="T23">Buffer (const Buffer&amp; rhs) : </text:span><text:span text:style-name="T23"><text:line-break/></text:span><text:span text:style-name="T23"> <text:s/>sz(rhs.sz), buf(new int[sz]) </text:span><text:span text:style-name="T23"><text:line-break/></text:span><text:span text:style-name="T23"> <text:s text:c="3"/>{ copy (rhs.buf, rhs.buf + sz, buf); }</text:span></text:p>
            <text:p><text:span text:style-name="T27"/></text:p>
            <text:p><text:span text:style-name="T27"/></text:p>
          </draw:text-box>
        </draw:frame>
        <draw:custom-shape draw:style-name="gr16" draw:text-style-name="P26" xml:id="id22" draw:id="id22" draw:layer="Layout" svg:width="6.918cm" svg:height="2.286cm" svg:x="16.196cm" svg:y="9.652cm">
          <text:p text:style-name="P33"><text:span text:style-name="T28">Конструктор</text:span><text:span text:style-name="T28"><text:line-break/></text:span><text:span text:style-name="T28">перемещения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xml:id="id23" draw:id="id23" draw:layer="layout" svg:width="6.918cm" svg:height="2.286cm" svg:x="16.45cm" svg:y="15.24cm">
          <text:p text:style-name="P33"><text:span text:style-name="T28">Конструктор</text:span><text:span text:style-name="T28"><text:line-break/></text:span><text:span text:style-name="T28">копирования</text:span></text:p>
          <draw:enhanced-geometry svg:viewBox="0 0 21600 21600" draw:type="rectangle" draw:enhanced-path="M 0 0 L 21600 0 21600 21600 0 21600 0 0 Z N"/>
        </draw:custom-shape>
        <draw:custom-shape draw:style-name="gr12" draw:text-style-name="P26" xml:id="id21" draw:id="id21" draw:layer="layout" svg:width="14.792cm" svg:height="2.286cm" svg:x="11.878cm" svg:y="4.826cm">
          <text:p text:style-name="P33"><text:span text:style-name="T28">Нетривиальное состояние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6.67cm" svg:y1="5.969cm" svg:x2="23.114cm" svg:y2="10.795cm" draw:start-shape="id21" draw:end-shape="id22" draw:end-glue-point="1" svg:d="M26670 5969h541v4826h-4097" svg:viewBox="0 0 4098 4827">
          <text:p/>
        </draw:connector>
        <draw:connector draw:style-name="gr13" draw:text-style-name="P12" draw:layer="layout" draw:line-skew="1.647cm" svg:x1="27.203cm" svg:y1="10.776cm" svg:x2="23.368cm" svg:y2="16.383cm" draw:end-shape="id23" svg:d="M27203 10776v5607h-3835" svg:viewBox="0 0 3836 5608">
          <text:p/>
        </draw:connecto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9">{</text:span><text:span text:style-name="T9"><text:line-break/></text:span><text:span text:style-name="T9"> <text:s/></text:span><text:span text:style-name="T12">const</text:span><text:span text:style-name="T9"> Buffer y {10};</text:span><text:span text:style-name="T9"><text:line-break/></text:span><text:span text:style-name="T9"> <text:s/>Buffer b = move(y);</text:span></text:p>
            <text:p text:style-name="P34"><text:span text:style-name="T9"><text:s text:c="2"/></text:span><text:span text:style-name="T9">assert (y == b); </text:span><text:span text:style-name="T12">// ???</text:span><text:span text:style-name="T12"><text:line-break/></text:span><text:span text:style-name="T9">}</text:span><text:span text:style-name="T12"> // 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9">{</text:span><text:span text:style-name="T9"><text:line-break/></text:span><text:span text:style-name="T9"> <text:s/>const Buffer y {10};</text:span><text:span text:style-name="T9"><text:line-break/></text:span><text:span text:style-name="T12"> <text:s/>Buffer b = move(y); // copy!</text:span></text:p>
            <text:p text:style-name="P34"><text:span text:style-name="T9"><text:s text:c="2"/></text:span><text:span text:style-name="T9">assert (y == b); // ok</text:span><text:span text:style-name="T12"><text:line-break/></text:span><text:span text:style-name="T9">}</text:span><text:span text:style-name="T12"> </text:span><text:span text:style-name="T9">// 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8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35"><text:span text:style-name="T22">Ссылочное связывание</text:span></text:p>
              </text:list-item>
            </text:list>
            <text:list text:style-name="L6">
              <text:list-item>
                <text:p text:style-name="P35"><text:span text:style-name="T22">Семантика перемещения</text:span></text:p>
              </text:list-item>
            </text:list>
            <text:list text:style-name="L7">
              <text:list-item>
                <text:p text:style-name="P35"><text:span text:style-name="T5">Свёртка и вывод типов</text:span></text:p>
              </text:list-item>
            </text:list>
            <text:list text:style-name="L4">
              <text:list-item>
                <text:p text:style-name="P35"><text:span text:style-name="T6">Совершенный проброс</text:span></text:p>
              </text:list-item>
              <text:list-item>
                <text:p text:style-name="P35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проблемы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8">int &amp;y = x;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?</text:span><text:span text:style-name="T8"><text:line-break/></text:span><text:span text:style-name="T8">auto &amp;&amp;c = y; // </text:span><text:span text:style-name="T35">→ <text:s/></text:span><text:span text:style-name="T8">?</text:span><text:span text:style-name="T8"><text:line-break/></text:span><text:span text:style-name="T8">auto &amp;&amp;d = move(x); // </text:span><text:span text:style-name="T35">→</text:span><text:span text:style-name="T8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авила свертки</text:span></text:p>
          </draw:text-box>
        </draw:frame>
        <draw:frame draw:style-name="standard" draw:layer="layout" svg:width="24.383cm" svg:height="14.669cm" svg:x="2.032cm" svg:y="4.57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6">outer</text:p>
              </table:table-cell>
              <table:table-cell>
                <text:p text:style-name="P36">inner</text:p>
              </table:table-cell>
              <table:table-cell>
                <text:p text:style-name="P36">result</text:p>
              </table:table-cell>
            </table:table-row>
            <table:table-row table:style-name="ro2" table:default-cell-style-name="ce1">
              <table:table-cell>
                <text:p text:style-name="P36">T&amp;</text:p>
              </table:table-cell>
              <table:table-cell>
                <text:p text:style-name="P36">T&amp;</text:p>
              </table:table-cell>
              <table:table-cell>
                <text:p text:style-name="P36">T&amp;</text:p>
              </table:table-cell>
            </table:table-row>
            <table:table-row table:style-name="ro2" table:default-cell-style-name="ce1">
              <table:table-cell>
                <text:p text:style-name="P36">T&amp;</text:p>
              </table:table-cell>
              <table:table-cell>
                <text:p text:style-name="P36">T&amp;&amp;</text:p>
              </table:table-cell>
              <table:table-cell>
                <text:p text:style-name="P36">T&amp;</text:p>
              </table:table-cell>
            </table:table-row>
            <table:table-row table:style-name="ro2" table:default-cell-style-name="ce1">
              <table:table-cell>
                <text:p text:style-name="P36">T&amp;&amp;</text:p>
              </table:table-cell>
              <table:table-cell>
                <text:p text:style-name="P36">T&amp;</text:p>
              </table:table-cell>
              <table:table-cell>
                <text:p text:style-name="P36">T&amp;</text:p>
              </table:table-cell>
            </table:table-row>
            <table:table-row table:style-name="ro3" table:default-cell-style-name="ce1">
              <table:table-cell>
                <text:p text:style-name="P36">T&amp;&amp;</text:p>
              </table:table-cell>
              <table:table-cell>
                <text:p text:style-name="P36">T&amp;&amp;</text:p>
              </table:table-cell>
              <table:table-cell>
                <text:p text:style-name="P36">T&amp;&amp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ci&amp;</text:span><text:span text:style-name="T8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8">int &amp;y = x; </text:span><text:span text:style-name="T8"><text:line-break/></text:span><text:span text:style-name="T13">auto &amp;a = y; // </text:span><text:span text:style-name="T39">→</text:span><text:span text:style-name="T40"> </text:span><text:span text:style-name="T13">int &amp;</text:span><text:span text:style-name="T13"><text:line-break/></text:span><text:span text:style-name="T13">const </text:span><text:span text:style-name="T13">auto &amp;b = move(x); // </text:span><text:span text:style-name="T40">ci&amp;</text:span><text:span text:style-name="T13"><text:line-break/></text:span><text:span text:style-name="T9">auto &amp;&amp;c = y; // </text:span><text:span text:style-name="T37">→</text:span><text:span text:style-name="T38"> </text:span><text:span text:style-name="T9">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auto&amp; is lvalue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8" draw:layer="layout" svg:width="26.924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7">→</text:span><text:span text:style-name="T38"> ci&amp;</text:span><text:span text:style-name="T8"><text:line-break/></text:span><text:span text:style-name="T13">auto &amp;&amp;c = y; // </text:span><text:span text:style-name="T39">→</text:span><text:span text:style-name="T40"> </text:span><text:span text:style-name="T13">int &amp;</text:span><text:span text:style-name="T13"><text:line-break/></text:span><text:span text:style-name="T13">auto &amp;&amp;d = move(x); // </text:span><text:span text:style-name="T39">→</text:span><text:span text:style-name="T13"> int &amp;&amp;</text:span><text:span text:style-name="T13"><text:line-break/></text:span><text:span text:style-name="T13">auto&amp;&amp; is forwarding refer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8">int &amp;y = x; </text:span><text:span text:style-name="T8"><text:line-break/></text:span><text:span text:style-name="T8">auto &amp;a = y; // </text:span><text:span text:style-name="T35">→</text:span><text:span text:style-name="T36"> </text:span><text:span text:style-name="T8">int &amp;</text:span><text:span text:style-name="T8"><text:line-break/></text:span><text:span text:style-name="T8">const </text:span><text:span text:style-name="T9">auto &amp;b = move(x); // </text:span><text:span text:style-name="T38">ci&amp;</text:span><text:span text:style-name="T8"><text:line-break/></text:span><text:span text:style-name="T13">decltype(y)</text:span><text:span text:style-name="T13"> &amp;&amp;c = y; // </text:span><text:span text:style-name="T39">→</text:span><text:span text:style-name="T13"> int &amp;</text:span><text:span text:style-name="T9"><text:line-break/></text:span><text:span text:style-name="T9">auto &amp;&amp;d = move(x); // </text:span><text:span text:style-name="T37">→</text:span><text:span text:style-name="T9"> int &amp;&amp;</text:span><text:span text:style-name="T9"><text:line-break/></text:span><text:span text:style-name="T13">collapsing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Два вида ссылок: свертка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int x = 1;</text:span><text:span text:style-name="T8"><text:line-break/></text:span><text:span text:style-name="T9">auto &amp;&amp;b = x; // </text:span><text:span text:style-name="T37">→</text:span><text:span text:style-name="T38"> </text:span><text:span text:style-name="T9">int&amp;</text:span><text:span text:style-name="T8"><text:line-break/></text:span><text:span text:style-name="T12">decltype(x)</text:span><text:span text:style-name="T12"> &amp;&amp;c = x; // </text:span><text:span text:style-name="T41">→</text:span><text:span text:style-name="T12"> int&amp;&amp;</text:span><text:span text:style-name="T12"><text:line-break/></text:span><text:span text:style-name="T9">decltype((x)) &amp;&amp;d = x;// </text:span><text:span text:style-name="T37">→</text:span><text:span text:style-name="T38"> </text:span><text:span text:style-name="T9">int&amp;</text:span><text:span text:style-name="T9"><text:line-break/></text:span><text:span text:style-name="T9"><text:line-break/></text:span><text:span text:style-name="T9"><text:line-break/></text:span><text:span text:style-name="T12">inference context requir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34"><text:span text:style-name="T8">// const rvalue reference</text:span><text:span text:style-name="T8"><text:line-break/></text:span><text:span text:style-name="T8">template&lt;typename T&gt; </text:span><text:span text:style-name="T8"><text:line-break/></text:span><text:span text:style-name="T8">void g(const 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Свертка шаблонами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// forwarding T reference</text:span><text:span text:style-name="T8"><text:line-break/></text:span><text:span text:style-name="T8">template&lt;typename T&gt; </text:span><text:span text:style-name="T8"><text:line-break/></text:span><text:span text:style-name="T8">void f(T&amp;&amp; param);</text:span></text:p>
            <text:p text:style-name="P34"><text:span text:style-name="T8">// int rvalue reference</text:span><text:span text:style-name="T8"><text:line-break/></text:span><text:span text:style-name="T8">template&lt;typename T&gt; </text:span><text:span text:style-name="T8"><text:line-break/></text:span><text:span text:style-name="T8">void g(int&amp;&amp; param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</text:span><text:span text:style-name="T13">// forwarding T reference?</text:span><text:span text:style-name="T8"><text:line-break/></text:span><text:span text:style-name="T8"> <text:s/>void emplace (T&amp;&amp; param);</text:span></text:p>
            <text:p text:style-name="P34"><text:span text:style-name="T8">};</text:span></text:p>
          </draw:text-box>
        </draw:frame>
        <draw:frame presentation:style-name="pr9" draw:text-style-name="P37" draw:layer="layout" svg:width="25.199cm" svg:height="2.032cm" svg:x="1.979cm" svg:y="18.542cm" presentation:class="title" presentation:user-transformed="true">
          <draw:text-box>
            <text:p text:style-name="P37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2"> <text:s/></text:span><text:span text:style-name="T12">// no, rvalue T reference!</text:span><text:span text:style-name="T8"><text:line-break/></text:span><text:span text:style-name="T8"> <text:s/>void emplace (T&amp;&amp; param);</text:span></text:p>
            <text:p text:style-name="P34"><text:span text:style-name="T8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text:s/></text:span><text:span text:style-name="T13">// forwarding U reference?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34"><text:span text:style-name="T8">};</text:span></text:p>
          </draw:text-box>
        </draw:frame>
        <draw:frame presentation:style-name="pr9" draw:text-style-name="P37" draw:layer="layout" svg:width="25.199cm" svg:height="2.032cm" svg:x="1.979cm" svg:y="18.542cm" presentation:class="title" presentation:user-transformed="true">
          <draw:text-box>
            <text:p text:style-name="P37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Вопрос на понимание</text:span></text:p>
          </draw:text-box>
        </draw:frame>
        <draw:frame presentation:style-name="pr5" draw:text-style-name="P28" draw:layer="layout" svg:width="26.032cm" svg:height="15.748cm" svg:x="0.762cm" svg:y="4.318cm" presentation:class="outline" presentation:user-transformed="true">
          <draw:text-box>
            <text:p text:style-name="P34"><text:span text:style-name="T8">template&lt;typename T&gt; </text:span><text:span text:style-name="T8"><text:line-break/></text:span><text:span text:style-name="T8">struct Buffer {</text:span><text:span text:style-name="T8"><text:line-break/></text:span><text:span text:style-name="T13"> </text:span><text:span text:style-name="T13">// yes, forwarding U reference!</text:span><text:span text:style-name="T8"><text:line-break/></text:span><text:span text:style-name="T8"> <text:s/>template&lt;typename U&gt; </text:span><text:span text:style-name="T8"><text:line-break/></text:span><text:span text:style-name="T8"> <text:s/>void emplace (U&amp;&amp; param);</text:span></text:p>
            <text:p text:style-name="P34"><text:span text:style-name="T8">};</text:span></text:p>
          </draw:text-box>
        </draw:frame>
        <draw:frame presentation:style-name="pr9" draw:text-style-name="P37" draw:layer="layout" svg:width="25.199cm" svg:height="2.032cm" svg:x="1.979cm" svg:y="18.542cm" presentation:class="title" presentation:user-transformed="true">
          <draw:text-box>
            <text:p text:style-name="P37"><text:span text:style-name="T29">example inspired by Scott Mey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0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35"><text:span text:style-name="T22">Ссылочное связывание</text:span></text:p>
              </text:list-item>
            </text:list>
            <text:list text:style-name="L6">
              <text:list-item>
                <text:p text:style-name="P35"><text:span text:style-name="T22">Семантика перемещения</text:span></text:p>
              </text:list-item>
              <text:list-item>
                <text:p text:style-name="P35"><text:span text:style-name="T22">Свертка и вывод типов</text:span></text:p>
              </text:list-item>
            </text:list>
            <text:list text:style-name="L7">
              <text:list-item>
                <text:p text:style-name="P35"><text:span text:style-name="T5">Совершенный проброс</text:span></text:p>
              </text:list-item>
            </text:list>
            <text:list text:style-name="L4">
              <text:list-item>
                <text:p text:style-name="P35"><text:span text:style-name="T6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Arg arg) </text:span><text:span text:style-name="T42"><text:line-break/></text:span><text:span text:style-name="T42"> <text:s/>{ return fun(arg); }</text:span></text:p>
            <text:p text:style-name="P38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</text:span><text:span text:style-name="T42">transparent (&amp;foo, b);</text:span></text:p>
          </draw:text-box>
        </draw:frame>
        <draw:custom-shape draw:style-name="gr15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6.096cm" svg:height="2.286cm" svg:x="20.066cm" svg:y="12.7cm">
          <text:p text:style-name="P12"><text:span text:style-name="T28">Копирование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1.59cm" svg:y1="12.7cm" svg:x2="18.542cm" svg:y2="9.398cm">
          <text:p/>
        </draw:line>
        <draw:line draw:style-name="gr11" draw:text-style-name="P12" draw:layer="layout" svg:x1="20.828cm" svg:y1="16.256cm" svg:x2="21.59cm" svg:y2="14.986cm">
          <text:p/>
        </draw:lin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42">template &lt;typename Fun, typename Arg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3">Arg &amp;</text:span><text:span text:style-name="T42">arg) </text:span><text:span text:style-name="T42"><text:line-break/></text:span><text:span text:style-name="T42"> <text:s/>{ return fun(arg); }</text:span></text:p>
            <text:p text:style-name="P38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</text:span><text:span text:style-name="T42">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7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6.096cm" svg:height="2.286cm" svg:x="20.066cm" svg:y="12.7cm">
          <text:p text:style-name="P12"><text:span text:style-name="T28">Ошибка</text:span><text:span text:style-name="T28"><text:line-break/></text:span><text:span text:style-name="T28">компиляции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3.114cm" svg:y1="14.986cm" svg:x2="22.606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Arg &amp;</text:span><text:span text:style-name="T23">arg) </text:span><text:span text:style-name="T23"><text:line-break/></text:span><text:span text:style-name="T23"> <text:s/>{ return fun(arg); }</text:span></text:p>
            <text:p text:style-name="P38"><text:span text:style-name="T23">template &lt;typename Fun, typename Arg&gt;</text:span><text:span text:style-name="T23"><text:line-break/></text:span><text:span text:style-name="T23">decltype(auto)</text:span><text:span text:style-name="T23"><text:line-break/></text:span><text:span text:style-name="T23">transparent (Fun fun, </text:span><text:span text:style-name="T44">const Arg &amp;</text:span><text:span text:style-name="T23">arg) </text:span><text:span text:style-name="T23"><text:line-break/></text:span><text:span text:style-name="T23"> <text:s/>{ return fun(arg); }</text:span></text:p>
            <text:p text:style-name="P38"><text:span text:style-name="T23">Buffer foo (Buffer x); Buffer b</text:span><text:span text:style-name="T23"><text:line-break/></text:span><text:span text:style-name="T23">Buffer t = transparent (&amp;foo, b);</text:span><text:span text:style-name="T23"><text:line-break/></text:span><text:span text:style-name="T23">Buffer s = transparent (&amp;foo, foo(b));</text:span></text:p>
          </draw:text-box>
        </draw:frame>
        <draw:custom-shape draw:style-name="gr17" draw:text-style-name="P12" draw:layer="Layout" svg:width="25.778cm" svg:height="11.68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1" draw:layer="layout" svg:width="6.096cm" svg:height="4.064cm" svg:x="20.828cm" svg:y="16.002cm">
          <text:p text:style-name="P40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0.828cm" svg:y1="19.304cm" svg:x2="18.288cm" svg:y2="19.304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озрачная оболочка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arg); }</text:span></text:p>
            <text:p text:style-name="P38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7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1" draw:layer="layout" svg:width="6.096cm" svg:height="4.064cm" svg:x="21.844cm" svg:y="12.192cm">
          <text:p text:style-name="P40"><text:span text:style-name="T28">copy</text:span><text:span text:style-name="T28"><text:line-break/></text:span><text:span text:style-name="T28">move ctor</text:span><text:span text:style-name="T28"><text:line-break/></text:span><text:span text:style-name="T28">copy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4.638cm" svg:y1="16.256cm" svg:x2="24.13cm" svg:y2="17.78cm">
          <text:p/>
        </draw:line>
        <draw:custom-shape draw:style-name="gr12" draw:text-style-name="P41" draw:layer="layout" svg:width="9.398cm" svg:height="1.778cm" svg:x="16.51cm" svg:y="6.096cm">
          <text:p text:style-name="P42"><text:span text:style-name="T28">forwarding refer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Чего мы хотели бы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{ </text:span><text:span text:style-name="T42"><text:line-break/></text:span><text:span text:style-name="T42"> <text:s/>if (Arg is rvalue)</text:span><text:span text:style-name="T42"><text:line-break/></text:span><text:span text:style-name="T42"> <text:s text:c="3"/>return fun(move(arg)); </text:span><text:span text:style-name="T42"><text:line-break/></text:span><text:span text:style-name="T42"> <text:s/>else</text:span><text:span text:style-name="T42"><text:line-break/></text:span><text:span text:style-name="T42"> <text:s text:c="3"/>return fun(arg); </text:span><text:span text:style-name="T42"><text:line-break/></text:span><text:span text:style-name="T42">}</text:span></text:p>
          </draw:text-box>
        </draw:frame>
        <draw:custom-shape draw:style-name="gr17" draw:text-style-name="P12" draw:layer="Layout" svg:width="25.778cm" svg:height="15.748cm" svg:x="0.63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21" draw:layer="layout" svg:width="25.199cm" svg:height="3.506cm" svg:x="1.4cm" svg:y="0.237cm" presentation:class="title" presentation:user-transformed="true">
          <draw:text-box>
            <text:p text:style-name="P21"><text:span text:style-name="T18">std::forward</text:span></text:p>
          </draw:text-box>
        </draw:frame>
        <draw:frame presentation:style-name="pr5" draw:text-style-name="P39" draw:layer="layout" svg:width="26.032cm" svg:height="15.748cm" svg:x="0.762cm" svg:y="4.318cm" presentation:class="outline" presentation:user-transformed="true">
          <draw:text-box>
            <text:p text:style-name="P38"><text:span text:style-name="T42">template &lt;typename Fun, </text:span><text:span text:style-name="T45">typename Arg</text:span><text:span text:style-name="T42">&gt;</text:span><text:span text:style-name="T42"><text:line-break/></text:span><text:span text:style-name="T42">decltype(auto)</text:span><text:span text:style-name="T42"><text:line-break/></text:span><text:span text:style-name="T42">transparent (Fun fun, </text:span><text:span text:style-name="T45">Arg &amp;&amp;</text:span><text:span text:style-name="T42">arg) </text:span><text:span text:style-name="T42"><text:line-break/></text:span><text:span text:style-name="T42"> <text:s/>{ return fun(</text:span><text:span text:style-name="T45">forward&lt;Arg&gt;</text:span><text:span text:style-name="T42">(arg)); }</text:span></text:p>
            <text:p text:style-name="P38"><text:span text:style-name="T42">Buffer foo (Buffer x);</text:span><text:span text:style-name="T42"><text:line-break/></text:span><text:span text:style-name="T42">Buffer b;</text:span><text:span text:style-name="T42"><text:line-break/></text:span><text:span text:style-name="T42">Buffer t = transparent (&amp;foo, b);</text:span><text:span text:style-name="T42"><text:line-break/></text:span><text:span text:style-name="T42">Buffer s = transparent (&amp;foo, foo(b));</text:span></text:p>
          </draw:text-box>
        </draw:frame>
        <draw:custom-shape draw:style-name="gr17" draw:text-style-name="P12" draw:layer="Layout" svg:width="25.778cm" svg:height="7.874cm" svg:x="0.63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1" draw:layer="Layout" svg:width="4.826cm" svg:height="4.064cm" svg:x="22.86cm" svg:y="12.446cm">
          <text:p text:style-name="P42"><text:span text:style-name="T28">copy</text:span><text:span text:style-name="T28"><text:line-break/></text:span><text:span text:style-name="T28">move ctor</text:span><text:span text:style-name="T28"><text:line-break/></text:span><text:span text:style-name="T28">move ctor</text:span><text:span text:style-name="T28"><text:line-break/></text:span><text:span text:style-name="T28">move ctor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23.368cm" svg:y1="16.51cm" svg:x2="23.368cm" svg:y2="17.78cm">
          <text:p/>
        </draw:lin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44" draw:layer="layout" svg:width="26.032cm" svg:height="15.748cm" svg:x="0.762cm" svg:y="4.318cm" presentation:class="outline" presentation:user-transformed="true">
          <draw:text-box>
            <text:p text:style-name="P43"><text:span text:style-name="T42">void g(int &amp;&amp;t) { cout &lt;&lt; “r”; }</text:span><text:span text:style-name="T42"><text:line-break/></text:span><text:span text:style-name="T42">void g(int &amp;t) </text:span><text:span text:style-name="T42">{ cout &lt;&lt; “l”; }</text:span></text:p>
            <text:p text:style-name="P43"><text:span text:style-name="T42">// we need some magic dispatcher h</text:span><text:span text:style-name="T42"><text:line-break/></text:span><text:span text:style-name="T42">// .....</text:span></text:p>
            <text:p text:style-name="P43"><text:span text:style-name="T42">int x = 1;</text:span></text:p>
            <text:p text:style-name="P43"><text:span text:style-name="T42">h (1); // shall call </text:span><text:span text:style-name="T42">g(int &amp;&amp;t)</text:span><text:span text:style-name="T42"><text:line-break/></text:span><text:span text:style-name="T42">h (x); // shall call</text:span><text:span text:style-name="T42">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Пример: проброс значения</text:span></text:p>
          </draw:text-box>
        </draw:frame>
        <draw:frame presentation:style-name="pr5" draw:text-style-name="P44" draw:layer="layout" svg:width="26.032cm" svg:height="15.748cm" svg:x="0.762cm" svg:y="4.318cm" presentation:class="outline" presentation:user-transformed="true">
          <draw:text-box>
            <text:p text:style-name="P43"><text:span text:style-name="T42">void g(int &amp;&amp;t) { cout &lt;&lt; “r”; }</text:span><text:span text:style-name="T42"><text:line-break/></text:span><text:span text:style-name="T42">void g(int &amp;t) </text:span><text:span text:style-name="T42">{ cout &lt;&lt; “l”; }</text:span></text:p>
            <text:p text:style-name="P45"><text:span text:style-name="T42">template &lt;typename </text:span><text:span text:style-name="T45">T</text:span><text:span text:style-name="T42">&gt; void </text:span><text:span text:style-name="T42"><text:line-break/></text:span><text:span text:style-name="T42">h(</text:span><text:span text:style-name="T45">T &amp;&amp;</text:span><text:span text:style-name="T42">t) { g (</text:span><text:span text:style-name="T45">forward&lt;T&gt; </text:span><text:span text:style-name="T42">(t)); }</text:span></text:p>
            <text:p text:style-name="P43"><text:span text:style-name="T42">int x = 1;</text:span></text:p>
            <text:p text:style-name="P43"><text:span text:style-name="T42">h (1); // </text:span><text:span text:style-name="T42">g(int &amp;&amp;t)</text:span><text:span text:style-name="T42"><text:line-break/></text:span><text:span text:style-name="T42">h (x); // g(int &amp;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44" draw:layer="layout" svg:width="26.032cm" svg:height="15.748cm" svg:x="0.762cm" svg:y="4.318cm" presentation:class="outline" presentation:user-transformed="true">
          <draw:text-box>
            <text:p text:style-name="P43"><text:span text:style-name="T42">void g(int &amp;&amp;t) { cout &lt;&lt; “r”; }</text:span><text:span text:style-name="T42"><text:line-break/></text:span><text:span text:style-name="T42">void g(int &amp;t) </text:span><text:span text:style-name="T42">{ cout &lt;&lt; “l”; }</text:span></text:p>
            <text:p text:style-name="P45"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43"><text:span text:style-name="T42"><text:line-break/></text:span><text:span text:style-name="T42">const int cx = 1;</text:span><text:span text:style-name="T42"><text:line-break/></text:span><text:span text:style-name="T42">h (cx); // ??</text:span><text:span text:style-name="T42"><text:line-break/></text:span><text:span text:style-name="T42">h (move(cx)); // 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0" draw:layer="layout" svg:width="25.199cm" svg:height="3.506cm" svg:x="1.4cm" svg:y="0.237cm" presentation:class="title" presentation:user-transformed="true">
          <draw:text-box>
            <text:p><text:span text:style-name="T7">Контрольный вопрос</text:span></text:p>
          </draw:text-box>
        </draw:frame>
        <draw:frame presentation:style-name="pr5" draw:text-style-name="P44" draw:layer="layout" svg:width="26.032cm" svg:height="15.748cm" svg:x="0.762cm" svg:y="4.318cm" presentation:class="outline" presentation:user-transformed="true">
          <draw:text-box>
            <text:p text:style-name="P43"><text:span text:style-name="T42">void g(int &amp;&amp;t) { cout &lt;&lt; “r”; }</text:span><text:span text:style-name="T42"><text:line-break/></text:span><text:span text:style-name="T42">void g(int &amp;t) </text:span><text:span text:style-name="T42">{ cout &lt;&lt; “l”; }</text:span></text:p>
            <text:p text:style-name="P45"><text:span text:style-name="T46">template &lt;typename T&gt; void </text:span><text:span text:style-name="T46"><text:line-break/></text:span><text:span text:style-name="T46">h(T &amp;&amp;t) { g (forward&lt;T&gt; (t)); }</text:span></text:p>
            <text:p text:style-name="P43"><text:span text:style-name="T42"><text:line-break/></text:span><text:span text:style-name="T42">const int cx = 1;</text:span><text:span text:style-name="T42"><text:line-break/></text:span><text:span text:style-name="T43">h (cx); // &lt;- compilation error</text:span><text:span text:style-name="T43"><text:line-break/></text:span><text:span text:style-name="T43">h (move(cx)); // &lt;- compilation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value ссылки в C++</text:span></text:p>
          </draw:text-box>
        </draw:frame>
        <draw:frame presentation:style-name="pr11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35"><text:span text:style-name="T22">Ссылочное связывание</text:span></text:p>
              </text:list-item>
            </text:list>
            <text:list text:style-name="L6">
              <text:list-item>
                <text:p text:style-name="P35"><text:span text:style-name="T22">Семантика перемещения</text:span></text:p>
              </text:list-item>
            </text:list>
            <text:list text:style-name="L4">
              <text:list-item>
                <text:p text:style-name="P35"><text:span text:style-name="T6">Свертка и вывод типов</text:span></text:p>
              </text:list-item>
              <text:list-item>
                <text:p text:style-name="P35"><text:span text:style-name="T6">Совершенный проброс</text:span></text:p>
              </text:list-item>
            </text:list>
            <text:list text:style-name="L7">
              <text:list-item>
                <text:p text:style-name="P35"><text:span text:style-name="T5">Категории знач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text-style-name="P46" draw:layer="layout" svg:width="25.199cm" svg:height="3.506cm" svg:x="1.4cm" svg:y="0.837cm" presentation:class="title">
          <draw:text-box>
            <text:p><text:span text:style-name="T47">Литература</text:span></text:p>
          </draw:text-box>
        </draw:frame>
        <draw:frame presentation:style-name="pr5" draw:layer="layout" svg:width="26.032cm" svg:height="14.898cm" svg:x="1.016cm" svg:y="4.826cm" presentation:class="outline" presentation:user-transformed="true">
          <draw:text-box>
            <text:list text:style-name="L5">
              <text:list-item>
                <text:p>ISO/IEC, "Information technology -- Programming languages – C++", ISO/IEC 14882:2014, 2014</text:p>
              </text:list-item>
              <text:list-item>
                <text:p>The C++ Programming Language (4th Edition)</text:p>
              </text:list-item>
              <text:list-item>
                <text:p>Scott Meyers, “Effective Modern C++: 42 Specific Ways to Improve Your Use of C++11 and C++14”<text:line-break/>... and also his talks: <text:line-break/><text:span text:style-name="T23">https://www.youtube.com/watch?v=BezbcQIuCsY</text:span><text:span text:style-name="T23"><text:line-break/></text:span><text:span text:style-name="T23">https://www.youtube.com/watch?v=dkeErTEO28Y</text:span></text:p>
              </text:list-item>
              <text:list-item>
                <text:p><text:span text:style-name="T29">Thomas Becker “C++ Rvalue References Explained”, 201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" svg:font-family="MathJax_Math" style:font-adornments="Regular"/>
    <style:font-face style:name="MathJax_Size3" svg:font-family="MathJax_Size3" style:font-adornments="Regular"/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1:23:35.778105221</meta:creation-date>
    <dc:date>2016-11-04T13:06:41.824354138</dc:date>
    <meta:editing-duration>PT8H26M9S</meta:editing-duration>
    <meta:editing-cycles>235</meta:editing-cycles>
    <meta:generator>LibreOffice/4.2.8.2$Linux_X86_64 LibreOffice_project/420m0$Build-2</meta:generator>
    <meta:document-statistic meta:object-count="352"/>
  </office:meta>
</office:document-meta>
</file>